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2">
          <table:table-cell office:value-type="string">
            <text:p>A</text:p>
          </table:table-cell>
          <table:table-cell office:value-type="string">
            <text:p>*</text:p>
          </table:table-cell>
          <table:table-cell office:value-type="string">
            <text:p>a</text:p>
          </table:table-cell>
          <table:table-cell/>
        </table:table-row>
        <table:table-row table:style-name="ro2">
          <table:table-cell office:value-type="string">
            <text:p>B</text:p>
          </table:table-cell>
          <table:table-cell office:value-type="string">
            <text:p>*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*</text:p>
          </table:table-cell>
          <table:table-cell office:value-type="string">
            <text:p>e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*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/>
        </table:table-row>
        <table:table-row table:style-name="ro2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I</text:p>
          </table:table-cell>
          <table:table-cell office:value-type="string">
            <text:p>*</text:p>
          </table:table-cell>
          <table:table-cell office:value-type="string">
            <text:p>I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*</text:p>
          </table:table-cell>
          <table:table-cell office:value-type="string">
            <text:p>j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*</text:p>
          </table:table-cell>
          <table:table-cell office:value-type="string">
            <text:p>k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*</text:p>
          </table:table-cell>
          <table:table-cell office:value-type="string">
            <text:p>l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*</text:p>
          </table:table-cell>
          <table:table-cell office:value-type="string">
            <text:p>m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*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office:value-type="string">
            <text:p><text:s/>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Q</text:p>
          </table:table-cell>
          <table:table-cell/>
          <table:table-cell office:value-type="string">
            <text:p>q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*</text:p>
          </table:table-cell>
          <table:table-cell office:value-type="string">
            <text:p>r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*</text:p>
          </table:table-cell>
          <table:table-cell office:value-type="string">
            <text:p>s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*</text:p>
          </table:table-cell>
          <table:table-cell office:value-type="string">
            <text:p>t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/>
        </table:table-row>
        <table:table-row table:style-name="ro2">
          <table:table-cell office:value-type="string">
            <text:p>V</text:p>
          </table:table-cell>
          <table:table-cell office:value-type="string">
            <text:p>*</text:p>
          </table:table-cell>
          <table:table-cell office:value-type="string">
            <text:p>v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string">
            <text:p>*</text:p>
          </table:table-cell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Z</text:p>
          </table:table-cell>
          <table:table-cell/>
          <table:table-cell office:value-type="string">
            <text:p>z</text:p>
          </table:table-cell>
          <table:table-cell/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3-04-01T19:19:15</meta:creation-date>
    <dc:date>2013-04-01T19:33:03</dc:date>
    <dc:creator>Adrian Bowyer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79" meta:object-count="0"/>
  </office:meta>
</office:document-meta>
</file>